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none"/>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language="en" fo:country="US" fo:font-style="italic" fo:background-color="#ffff00" style:font-style-asian="italic"/>
    </style:style>
    <style:style style:name="P7" style:family="paragraph" style:parent-style-name="Standard">
      <style:text-properties fo:language="en" fo:country="US" officeooo:paragraph-rsid="000772f4"/>
    </style:style>
    <style:style style:name="P8" style:family="paragraph" style:parent-style-name="Standard">
      <style:paragraph-properties fo:margin-top="0in" fo:margin-bottom="0.1665in" loext:contextual-spacing="false" style:line-height-at-least="0.1945in" fo:orphans="0" fo:widows="0"/>
    </style:style>
    <style:style style:name="P9" style:family="paragraph" style:parent-style-name="Standard" style:master-page-name="Standard">
      <style:paragraph-properties style:page-number="auto"/>
    </style:style>
    <style:style style:name="P10" style:family="paragraph" style:parent-style-name="Standard">
      <style:text-properties officeooo:paragraph-rsid="000ffc8f"/>
    </style:style>
    <style:style style:name="P11" style:family="paragraph" style:parent-style-name="Standard">
      <style:paragraph-properties fo:margin-top="0in" fo:margin-bottom="0.1665in" loext:contextual-spacing="false" style:line-height-at-least="0.2083in" fo:orphans="0" fo:widows="0"/>
      <style:text-properties officeooo:paragraph-rsid="0012d64d"/>
    </style:style>
    <style:style style:name="P12" style:family="paragraph" style:parent-style-name="List_20_Paragraph" style:list-style-name="WWNum3">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ffc8f" style:font-style-asian="italic"/>
    </style:style>
    <style:style style:name="T5" style:family="text">
      <style:text-properties fo:language="en" fo:country="US" fo:font-style="italic" officeooo:rsid="0012d64d" style:font-style-asian="italic"/>
    </style:style>
    <style:style style:name="T6" style:family="text">
      <style:text-properties fo:color="#000000" fo:language="en" fo:country="US" fo:font-style="italic" style:font-style-asian="italic" style:font-name-complex="Times1"/>
    </style:style>
    <style:style style:name="T7" style:family="text">
      <style:text-properties fo:color="#000000" style:font-name="Times" fo:font-size="13pt" fo:language="en" fo:country="US" fo:font-style="italic" style:font-size-asian="13pt" style:font-style-asian="italic" style:font-name-complex="Times1" style:font-size-complex="13pt"/>
    </style:style>
    <style:style style:name="T8" style:family="text">
      <style:text-properties officeooo:rsid="000bdbee"/>
    </style:style>
    <style:style style:name="T9" style:family="text">
      <style:text-properties officeooo:rsid="000d0398"/>
    </style:style>
    <style:style style:name="T10" style:family="text">
      <style:text-properties officeooo:rsid="001371ff"/>
    </style:style>
    <style:style style:name="T11" style:family="text">
      <style:text-properties officeooo:rsid="0014bc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Reviewer general comments:</text:p>
      <text:p text:style-name="P1"/>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2"/>
      <text:p text:style-name="P4">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p>
      <text:p text:style-name="P2"/>
      <text:p text:style-name="P2">“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p>
      <text:p text:style-name="P2"/>
      <text:p text:style-name="P4">We have carefully incorporated the specific comments raised below and provided more explanations. The Tables and captions have been improved for clarification. The summary and conclusion sections have been combined. The functions have been moved as suggested. <text:s text:c="2"/></text:p>
      <text:p text:style-name="P2"><text:soft-page-break/></text:p>
      <text:p text:style-name="P7">“The English is reasonable overall, but there are a number of cases where a long phrase is used as an adjective. Suggestions have been made to rephrase these sentences.”</text:p>
      <text:p text:style-name="P7"/>
      <text:p text:style-name="P7">“Overall, I anticipate that the paper will be acceptable for publication after the comments in this review are considered.”</text:p>
      <text:p text:style-name="P2"/>
      <text:p text:style-name="P2"/>
      <text:p text:style-name="P5">Reply to the reviewer specific points:</text:p>
      <text:p text:style-name="P2"/>
      <text:p text:style-name="P2">Page 2, Results, line 5: Suggest: Since the modeled velocity and temperature values below about 20 Rs appear overestimated in comparison with existing observations, this suggests that PSP will directly measure solar wind acceleration and heating processes below 20 Rs as planned. </text:p>
      <text:p text:style-name="P2"/>
      <text:p text:style-name="P4">We have modified the text accordingly.</text:p>
      <text:p text:style-name="P2"/>
      <text:p text:style-name="P2">Introduction, line 8: “Until today” is unnecessary – suggest removing. SOHO is also at L1 and returns solar wind observations from CELIAS. But maybe it’s not necessary to list the spacecraft, especially as other spacecraft not listed contributed earlier observations to OMNI. </text:p>
      <text:p text:style-name="P2"/>
      <text:p text:style-name="P4">Removed as requested. We added a reference to the SOHO measurements, because we wanted to mention the current spacecraft in operation around L1 providing solar wind data. <text:s text:c="2"/></text:p>
      <text:p text:style-name="P2"/>
      <text:p text:style-name="P2">Line 15: Suggest: The in-situ solar wind measurements closest to the Sun to date were made by ...</text:p>
      <text:p text:style-name="P2"/>
      <text:p text:style-name="P4">Changed as suggested.</text:p>
      <text:p text:style-name="P2"/>
      <text:p text:style-name="P2">Line 16: Suggest: Helios 1, launched in 1974, reached distances… au. Helios 2, launched two years later, approached the Sun as close as 0.29 au. </text:p>
      <text:p text:style-name="P2"/>
      <text:p text:style-name="P4">Changed as suggested.</text:p>
      <text:p text:style-name="P2"/>
      <text:p text:style-name="P2">Page 6, Table 1: </text:p>
      <text:p text:style-name="P2"/>
      <text:p text:style-name="P2">Suggest writing the units together with the parameters in the first column, e.g. “Magnetic field (nT)”, rather than in a table footnote. </text:p>
      <text:p text:style-name="P2"/>
      <text:p text:style-name="P4">Modified as suggested, also for all other Tables of the paper.</text:p>
      <text:p text:style-name="P2"/>
      <text:p text:style-name="P2">I don’t really understand what the numbers in brackets (“estimated standard deviations”) represent. Why are they much larger than the parameter values and whole numbers?</text:p>
      <text:p text:style-name="P2"/>
      <text:p text:style-name="P8"><text:span text:style-name="T2">The explanation for the number in brackets has been added to the Table caption, as well as to all other Tables: </text:span><text:span text:style-name="T6">The numbers in parentheses are the estimated standard deviations of the fit parameters referred to the corresponding last digits of the quoted value. </text:span></text:p>
      <text:p text:style-name="P2"><text:soft-page-break/>How are the mean absolute errors and sums of absolute errors defined? </text:p>
      <text:p text:style-name="P2"/>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6">For each parameter the sum of absolute residuals between data and fit (in percentage of the distribution area) is also listed.</text:span></text:p>
      <text:p text:style-name="P2"/>
      <text:p text:style-name="P2">Page 7, Figure 1 caption, last sentence, suggest: show zoomed-in views of the high value tails of the distributions. </text:p>
      <text:p text:style-name="P2"/>
      <text:p text:style-name="P4">Changed as suggested, also in caption of Figure 2.</text:p>
      <text:p text:style-name="P2"/>
      <text:p text:style-name="P2">Line 5 below caption: Supporting reference or other evidence that the extreme values are associated with “CME events” (ICMEs?)? </text:p>
      <text:p text:style-name="P3"/>
      <text:p text:style-name="P4">We have clarified this aspect by adding: “<text:bookmark-start text:name="__DdeLink__793_488109850"/>The abnormally high parameter values in the distribution functions can be attributed to shock/CME events in agreement with the results of the OMNI solar wind investigations by Richardson and Cane (2012).<text:bookmark-end text:name="__DdeLink__793_488109850"/>”</text:p>
      <text:p text:style-name="P4"><text:s text:c="2"/></text:p>
      <text:p text:style-name="P2">Line 7: Is this “overestimation” because [I]CMEs have abnormally low, not high, temperatures? </text:p>
      <text:p text:style-name="P2"/>
      <text:p text:style-name="P6">Indeed this appears to be the case based on the comparison with the Richardson and Cane (2012) list. We have added an explaining statement to this paragraph. </text:p>
      <text:p text:style-name="P2"/>
      <text:p text:style-name="P2">Page 8, last paragraph, line 2: Maybe avoid the word "co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p>
      <text:p text:style-name="P2"/>
      <text:p text:style-name="P4">Changed as suggested.</text:p>
      <text:p text:style-name="P2"/>
      <text:p text:style-name="P2">Page 9, Figure 3: What does the grey shading in the top panels represent? Mention this in the caption. </text:p>
      <text:p text:style-name="P2"/>
      <text:p text:style-name="P4">The gray shading is now explained in the caption. </text:p>
      <text:p text:style-name="P2"/>
      <text:p text:style-name="P2">Three lines below figure caption: It's the amplitudes of the variations in the correlations that decline with increasing lag, not the amplitudes of the correlation coefficients. </text:p>
      <text:p text:style-name="P2"/>
      <text:p text:style-name="P4">The text has been changed accordingly.</text:p>
      <text:p text:style-name="P2"/>
      <text:p text:style-name="P2">Next line: a period [not frequency] of about 11 years. </text:p>
      <text:p text:style-name="P2"/>
      <text:p text:style-name="P4">Changed, also “lag time” to “time lag”.</text:p>
      <text:p text:style-name="P2"/>
      <text:p text:style-name="P2">Page 10, Table 2: Similar comments to those for Table 1 apply. </text:p>
      <text:p text:style-name="P2"/>
      <text:p text:style-name="P4"><text:soft-page-break/>Has been changed, see reply to Table 1.</text:p>
      <text:p text:style-name="P2"/>
      <text:p text:style-name="P2">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p>
      <text:p text:style-name="P2"/>
      <text:p text:style-name="P4">Explanatory text has been added. Small changes added <text:span text:style-name="T8">to </text:span>section 3 too: </text:p>
      <text:p text:style-name="P4">- sentence with equation (9) clarified</text:p>
      <text:p text:style-name="P4">- second sentence: abbreviated 'sunspot number'</text:p>
      <text:p text:style-name="P4">- switched second and third paragraph</text:p>
      <text:p text:style-name="P4">- added a sentence to now second paragraph</text:p>
      <text:p text:style-name="P2"/>
      <text:p text:style-name="P2">Below equation 8: I don't understand what "with the implementation of these relations into the lognormal function" means exactly. How are the fit coefficients obtained? </text:p>
      <text:p text:style-name="P2"/>
      <text:p text:style-name="P4">The text has been modified to explain this point <text:span text:style-name="T9">more clearly</text:span>.</text:p>
      <text:p text:style-name="P2"/>
      <text:p text:style-name="P2">Page 13, Table 3: Give the equation for the fit, to place the parameters in context. </text:p>
      <text:p text:style-name="P2"/>
      <text:p text:style-name="P4">The reference to the fit equation is provided now, as is the case now for all other Table captions. </text:p>
      <text:p text:style-name="P2"/>
      <text:p text:style-name="P2">Third paragraph below table, line 2: “See Figure 7”: Why not explain Figure 7 more fully here, then the coefficients d med, davg, etc. obtained from the fits will make more sense? </text:p>
      <text:p text:style-name="P2"/>
      <text:p text:style-name="P4">Figure 7 has been <text:span text:style-name="T9">introduced properly and the second reference moved to the end of this paragraph</text:span>.</text:p>
      <text:p text:style-name="P2"/>
      <text:p text:style-name="P2">Last paragraph of page: “As anticipated…” - especially since the same data are used! Also give the results in the text to make the comparison easier with the values given in this paragraph. </text:p>
      <text:p text:style-name="P2"/>
      <text:p text:style-name="P4">We removed “As anticipated” since it is obvious and we added the exponents we obtained. </text:p>
      <text:p text:style-name="P2"/>
      <text:p text:style-name="P2">Page 14, last paragraph, line 6: The curves are still very close together after the crossing, so is this an important feature? </text:p>
      <text:p text:style-name="P2"/>
      <text:p text:style-name="P4">We do not consider this aspect as a special feature but have clarified the crossing aspect in the text, see the answer to the next comment.</text:p>
      <text:p text:style-name="P2"/>
      <text:p text:style-name="Standard"><text:span text:style-name="T1">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and so this crossing indicates that the distribution is no longer log normal. Maybe a few more </text:span><text:soft-page-break/><text:span text:style-name="T1">words of explanation would help the reader understand this point, and the significance of the crossing point. </text:span></text:p>
      <text:p text:style-name="P2"/>
      <text:p text:style-name="P4">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p>
      <text:p text:style-name="P2"/>
      <text:p text:style-name="P2">Line 10: How are the identical exponents chosen? E.g., was emed always used, or eavg, or some other value? This sentence reads as though the values were the same for all four parameters, but presumably it really means that a different exponent was used for each parameter. </text:p>
      <text:p text:style-name="P2"/>
      <text:p text:style-name="P4">We have reworded the sentence for clarification, including a remark in the following paragraph. </text:p>
      <text:p text:style-name="P2"/>
      <text:p text:style-name="P2">Page 15, paragraph 3, line 2: The figure is introduced twice, here and two paragraphs above. Can this be avoided? </text:p>
      <text:p text:style-name="P2"/>
      <text:p text:style-name="P4">The figure references have been adjusted as suggested.</text:p>
      <text:p text:style-name="P2"/>
      <text:p text:style-name="P2">Line 7, suggest: The increasing high velocity tail with distance comes from. </text:p>
      <text:p text:style-name="P2"/>
      <text:p text:style-name="P4">Modified as suggested.</text:p>
      <text:p text:style-name="P2"/>
      <text:p text:style-name="P2">Page 16, line below figure: Not sure what "established" means here. Remove? </text:p>
      <text:p text:style-name="P2"/>
      <text:p text:style-name="P4">“Established” has been removed.</text:p>
      <text:p text:style-name="P4"/>
      <text:p text:style-name="P2">Line 3: What parameter is used for the power law fits? Presumably it's the radial distance, but this could be stated specifically. </text:p>
      <text:p text:style-name="P2"/>
      <text:p text:style-name="P4">The parameter is the radial distance and has been stated specifically now. A reference to the equation has been added.</text:p>
      <text:p text:style-name="P2"/>
      <text:p text:style-name="P2">Page 17, figure caption: solar wind parameter power exponents for the dependence on radial distance</text:p>
      <text:p text:style-name="P2"/>
      <text:p text:style-name="P4">Changed as suggested.</text:p>
      <text:p text:style-name="P2"/>
      <text:p text:style-name="P2">Last sentence of paragraph, suggest: Since this separation is highly variable, and requires significant effort to calculate for an extended time series, we have ignored this aspect in this analysis. </text:p>
      <text:p text:style-name="P2"/>
      <text:p text:style-name="P4"><text:soft-page-break/>Modified as suggested and added 'and' between references 'Bruno et al. (1986) and Balogh et al. (1999)'.</text:p>
      <text:p text:style-name="P2"/>
      <text:p text:style-name="P2">Section 6, line 2, suggest: predictions of the SSN during the mission are incorporated into the empirical solar wind model derived in the previous sections </text:p>
      <text:p text:style-name="P2"/>
      <text:p text:style-name="P4">Modified as suggested.</text:p>
      <text:p text:style-name="P2"/>
      <text:p text:style-name="P2">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p>
      <text:p text:style-name="P2"/>
      <text:p text:style-name="P4">Modified as suggested and switched order of figures 10 and 11. The time when the closest perihelion has been added to the first figure reference.</text:p>
      <text:p text:style-name="P2"/>
      <text:p text:style-name="P2">Last line of page: How are the ranges of median values for different SSN shown in the figure? I'm guessing that it's the thickness of the shaded regions, but this could be stated specifically to guide the reader in interpreting the figure.</text:p>
      <text:p text:style-name="P2"/>
      <text:p text:style-name="P4">A remark about this has been added, also to the figure caption.</text:p>
      <text:p text:style-name="P2"/>
      <text:p text:style-name="P2">Figure 10 caption, line 1: The models obtained from Helios and OMNI measurements are … </text:p>
      <text:p text:style-name="P2"/>
      <text:p text:style-name="P4">Modified as suggested and references to Sheeley 1997 and Wang 2000 have been ordered by year.</text:p>
      <text:p text:style-name="P2"/>
      <text:p text:style-name="P2">Line 3: But do the extreme values really occur for min and max SSN? E.g. the highest speeds could be at intermediate SSN? How can a time lag be “noted” in this figure which there is no obvious time dependence?</text:p>
      <text:p text:style-name="P2"/>
      <text:p text:style-name="P10"><text:span text:style-name="T2">To avoid misunderstandings, we have rephrased the wording of the caption to: “The models obtained from Helios and OMNI measurements </text:span><text:span text:style-name="T4">are</text:span><text:span text:style-name="T2"> extrapolated to the PSP region for </text:span><text:span text:style-name="T4">SSN values between </text:span><text:span text:style-name="T2">solar minimum </text:span><text:span text:style-name="T4">and</text:span><text:span text:style-name="T2"> maximum, </text:span><text:span text:style-name="T4">i.e.,</text:span><text:span text:style-name="T2"> 0 ≤ </text:span><text:span text:style-name="T3">ssn </text:span><text:span text:style-name="T2">≤ 200.” </text:span></text:p>
      <text:p text:style-name="P6"/>
      <text:p text:style-name="P4">Further on, the remark about the time lag has been removed from the figure caption. For clarification, a column for the time lag has been added to Table 2. </text:p>
      <text:p text:style-name="P2"/>
      <text:p text:style-name="P2">Line 4 below figure: “Arguably”: There's no argument here; this just seems to be a suggestion. </text:p>
      <text:p text:style-name="P2"/>
      <text:p text:style-name="P4">Has been rephrased.</text:p>
      <text:p text:style-name="P2"/>
      <text:p text:style-name="P2">Line 5, suggest: mentioned changing shape of the frequency distribution with heliocentric distance </text:p>
      <text:p text:style-name="P2"/>
      <text:p text:style-name="P4">Is now as suggested.</text:p>
      <text:p text:style-name="P2"/>
      <text:p text:style-name="P2"><text:soft-page-break/>Line 6: But the largest difference appears to be at ~1 AU, so isn't there also a problem with the dipole/quadrapole model matching the observed fields at 1 AU? </text:p>
      <text:p text:style-name="P2"/>
      <text:p text:style-name="P11"><text:span text:style-name="T2">This is correct and we have added an explaining sentence to the text: “It should be noted, that one cannot straightforward compare the </text:span><text:span text:style-name="T5">absolute values </text:span><text:span text:style-name="T2">of our study with the values obtained by </text:span><text:span text:style-name="T7">Banaszkiewicz et al. </text:span><text:span text:style-name="T2">because the DQCS model assumes solar wind originating from coronal holes at higher heliographic latitudes only, neglecting the slow solar wind belt.” </text:span></text:p>
      <text:p text:style-name="P2">Line 7: “Whereas”: Combine the sentences; whereas isn’t used at the beginning of a sentence. Since the peak speeds are on the declining phase of the cycle, wouldn't the peak predicted speeds occur for some intermediate sunspot number, not at SSN=200? </text:p>
      <text:p text:style-name="P2"/>
      <text:p text:style-name="P4">The sentences have been combined. The comment is correct, it is a shifted SSN. We added the value of the time lag for each solar wind parameter.</text:p>
      <text:p text:style-name="P2"/>
      <text:p text:style-name="P2">Last line: New sentence at “Thus”. </text:p>
      <text:p text:style-name="P2"/>
      <text:p text:style-name="P4">Has been modified. </text:p>
      <text:p text:style-name="P2"/>
      <text:p text:style-name="P2">Page 19, line 6: What is the relevance of the comment on assuming a helium abundance? It's not clear how it relates to the comparison of the density profiles. </text:p>
      <text:p text:style-name="P2"/>
      <text:p text:style-name="P4">The statement about the helium abundance has been reworded. </text:p>
      <text:p text:style-name="P2"/>
      <text:p text:style-name="P2">Line 10: overestimates </text:p>
      <text:p text:style-name="P2"/>
      <text:p text:style-name="P4">Corrected.</text:p>
      <text:p text:style-name="P2"/>
      <text:p text:style-name="P2">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p>
      <text:p text:style-name="P2"/>
      <text:p text:style-name="P4">Introductory sentences have been incorporated, addressing short-term SSN predictions relevance as well as an additional argument on the prediction for the first perihelion.</text:p>
      <text:p text:style-name="P2"/>
      <text:p text:style-name="P2">Line 5: Why should the last cycle be used rather than say a previous one? Is this based on expectations that the next cycle will also be small? </text:p>
      <text:p text:style-name="P2"/>
      <text:p text:style-name="P4"><text:span text:style-name="T10">Correct</text:span>. We explain<text:span text:style-name="T10">ed</text:span> that we used the assumptions of Hathaway and Upton 2016. </text:p>
      <text:p text:style-name="P2"/>
      <text:p text:style-name="P2">Line 8, suggest: the SSN during the closest perihelia, which will commence at the end of 2024 at the likely maximum phase of cycle 25, cannot be predicted at this time. Suggest moving this up to before "For the prediction of the next solar cycle..." </text:p>
      <text:p text:style-name="P2"/>
      <text:p text:style-name="P4">Has been modified <text:span text:style-name="T10">and moved </text:span>as suggested.</text:p>
      <text:p text:style-name="P2"><text:s/></text:p>
      <text:p text:style-name="P2"><text:soft-page-break/>Paragraph 3: How are the error bands in Figures 12 and 13 calculated? E.g., do they use different assumptions for the predicted SSN?</text:p>
      <text:p text:style-name="P2"/>
      <text:p text:style-name="P4">We have explained now which SSN the predictions are based on <text:span text:style-name="T10">and </text:span>how the error bands have been calculated.</text:p>
      <text:p text:style-name="P2"/>
      <text:p text:style-name="P2">Figure 11, lower legend in figure: “Cycle 24” amplitude rather than "its". </text:p>
      <text:p text:style-name="P2"/>
      <text:p text:style-name="P4">Changed.</text:p>
      <text:p text:style-name="P2"/>
      <text:p text:style-name="P2">Page 21, line 4, suggest: au, deriving power law fit functions that were used </text:p>
      <text:p text:style-name="P2"/>
      <text:p text:style-name="P4">Modified as suggested. </text:p>
      <text:p text:style-name="P2"/>
      <text:p text:style-name="P2">Line 6, suggest: -2025, encompassing the prime mission up to the closest approach of 9.86 Rs. </text:p>
      <text:p text:style-name="P2"/>
      <text:p text:style-name="P4">Modified as suggested. Replaced solar radii with Rs <text:span text:style-name="T11">in discussion</text:span>. </text:p>
      <text:p text:style-name="P2"/>
      <text:p text:style-name="P2">Paragraph 2, line 3, suggest: Differences from the results of these other studies suggest that below about 20 Rs, PSP may dive into the region where the acceleration and heating of the solar wind is expected to occur. </text:p>
      <text:p text:style-name="P2"/>
      <text:p text:style-name="P4">Modified as suggested and a remark has been added.</text:p>
      <text:p text:style-name="P2"/>
      <text:p text:style-name="P2">Last line on page, suggest: because the solar wind is believed to be accelerated up to the height of the Alfvenic critical surface, which is predicted to lie on average around 17 Rs, with a range of between 15 Rs at solar minimum and 30 Rs at solar maximum. </text:p>
      <text:p text:style-name="P2"/>
      <text:p text:style-name="P4">Modified as suggested and a remark has been added.</text:p>
      <text:p text:style-name="P2"/>
      <text:p text:style-name="P2">Page 22, paragraph 2, line 5, suggest: that due to solar wind drag, the speeds </text:p>
      <text:p text:style-name="P2"/>
      <text:p text:style-name="P4">Modified as suggested.</text:p>
      <text:p text:style-name="P2"/>
      <text:p text:style-name="P2">Summary, paragraph 2: It's not really necessary to go though the procedure yet again; there is already a synopsis in the conclusions. Is it necessary to have both a conclusions and a summary section? They could be combined. </text:p>
      <text:p text:style-name="P2"/>
      <text:p text:style-name="P4">We have combined discussion and summary sections by integrating the first paragraph of the summary into the beginning of the discussion section and have removed the second description of the procedure. The section is now “Discussion and Summary”. </text:p>
      <text:p text:style-name="P2"/>
      <text:p text:style-name="P2">Equation 12 and following equations: The formulas presented here have not been shown above, but are much easier to interpret than the results above. I'd suggest moving them into the results section above. </text:p>
      <text:p text:style-name="P2"/>
      <text:p text:style-name="P4"><text:soft-page-break/>We have moved the equations to the end of section 5 <text:span text:style-name="T11">and added the formulas for the corresponding averages</text:span>. The <text:span text:style-name="T11">list </text:span>statement about slow/fast wind balance has been implemented into the <text:span text:style-name="T11">list </text:span>statement about the velocity dependencies.</text:p>
      <text:p text:style-name="P2"/>
      <text:p text:style-name="P2">Page 23, last but one paragraph: Again, there are points here that have already been said twice above. </text:p>
      <text:p text:style-name="P2"/>
      <text:p text:style-name="P4">We have removed the paragraph.</text:p>
      <text:p text:style-name="P2"/>
      <text:p text:style-name="P2"/>
      <text:p text:style-name="P2">Additional changes applied:</text:p>
      <text:p text:style-name="P2"/>
      <text:list xml:id="list8529698804773156130" text:style-name="WWNum3">
        <text:list-item>
          <text:p text:style-name="P12">We have added a referee acknowledgment.</text:p>
        </text:list-item>
        <text:list-item>
          <text:p text:style-name="P12">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text:span text:style-name="T11">changed </text:span>values 4015 to 214 and 9733 to 2951 cm-3.</text:p>
        </text:list-item>
        <text:list-item>
          <text:p text:style-name="P12">We have removed a duplicate 'during' in the caption of figure 13 and have replaced “nearest” with “first closes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28</meta:editing-cycles>
    <meta:print-date>2017-10-19T09:21:00</meta:print-date>
    <meta:creation-date>2017-10-19T09:00:00</meta:creation-date>
    <dc:date>2017-10-23T18:07:07.764901530</dc:date>
    <meta:editing-duration>PT7H45S</meta:editing-duration>
    <meta:generator>LibreOffice/5.2.5.1$Linux_X86_64 LibreOffice_project/20m0$Build-1</meta:generator>
    <meta:document-statistic meta:table-count="0" meta:image-count="0" meta:object-count="0" meta:page-count="9" meta:paragraph-count="132" meta:word-count="3121" meta:character-count="18808" meta:non-whitespace-character-count="15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